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 style:list-style-name="L1">
      <style:text-properties fo:font-size="8pt" style:font-size-asian="8pt" style:font-size-complex="8pt"/>
    </style:style>
    <style:style style:name="P3" style:family="paragraph" style:parent-style-name="Standard" style:list-style-name="L2">
      <style:text-properties fo:font-size="8pt" style:font-size-asian="8pt" style:font-size-complex="8pt"/>
    </style:style>
    <style:style style:name="P4" style:family="paragraph" style:parent-style-name="Standard" style:list-style-name="L3">
      <style:text-properties fo:font-size="8pt" style:font-size-asian="8pt" style:font-size-complex="8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llege Experience – Montreal College of Information<text:tab/>Technology (AEC)</text:p>
      <text:p text:style-name="P1">2023-Present</text:p>
      <text:p text:style-name="P1"/>
      <text:p text:style-name="P1">Work Experience – MCIT</text:p>
      <text:p text:style-name="P1">2023-Present</text:p>
      <text:p text:style-name="P1"/>
      <text:list xml:id="list5242530384297651333" text:style-name="L1">
        <text:list-item>
          <text:list>
            <text:list-item>
              <text:p text:style-name="P2">Knowledgeable of Shell commands and can work their way with Google Cloud CLI mainly in creating and computing experience</text:p>
              <text:list>
                <text:list-item>
                  <text:p text:style-name="P2">Projects</text:p>
                </text:list-item>
                <text:list-item>
                  <text:p text:style-name="P2">Buckets</text:p>
                </text:list-item>
                <text:list-item>
                  <text:p text:style-name="P2">SQL – efficiently make tables with data</text:p>
                </text:list-item>
                <text:list-item>
                  <text:p text:style-name="P2">Virtual Machines – can run standard firewall protocols</text:p>
                </text:list-item>
                <text:list-item>
                  <text:p text:style-name="P2">App Engine</text:p>
                </text:list-item>
              </text:list>
            </text:list-item>
          </text:list>
        </text:list-item>
      </text:list>
      <text:list xml:id="list4966136637703683626" text:style-name="L2">
        <text:list-item>
          <text:list>
            <text:list-item>
              <text:p text:style-name="P3">Efficient with Storage usage</text:p>
              <text:list>
                <text:list-item>
                  <text:p text:style-name="P3">Strong use in GIT, GIT Hub &amp; GIT Repository </text:p>
                  <text:list>
                    <text:list-item>
                      <text:p text:style-name="P3">Create websites using Terraform</text:p>
                    </text:list-item>
                  </text:list>
                </text:list-item>
                <text:list-item>
                  <text:p text:style-name="P3">Well detailed with private &amp; public sharing with Google Cloud Buckets</text:p>
                </text:list-item>
                <text:list-item>
                  <text:p text:style-name="P3">Database logging of information<text:tab/></text:p>
                  <text:list>
                    <text:list-item>
                      <text:p text:style-name="P3">running BigQuery in Native mode or Datastore mode</text:p>
                    </text:list-item>
                  </text:list>
                </text:list-item>
              </text:list>
            </text:list-item>
          </text:list>
        </text:list-item>
      </text:list>
      <text:list xml:id="list1906526200811758838" text:style-name="L3">
        <text:list-item>
          <text:list>
            <text:list-item>
              <text:p text:style-name="P4">Networking &amp; Subnetting</text:p>
              <text:list>
                <text:list-item>
                  <text:p text:style-name="P4">Experience in calculating subnets </text:p>
                </text:list-item>
                <text:list-item>
                  <text:p text:style-name="P4">Easily convert binary to decimal and vise versa</text:p>
                </text:list-item>
              </text:list>
            </text:list-item>
          </text:list>
        </text:list-item>
      </text:list>
      <text:p text:style-name="P1"/>
      <text:p text:style-name="P1"><text:line-break/>My Git Repository:</text:p>
      <text:p text:style-name="P1">https://github.com/Sajeevan-MCIT/firstrepository.git</text:p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jeevan Arunthavaratnam</meta:initial-creator>
    <meta:creation-date>2023-03-06T19:07:32.77</meta:creation-date>
    <dc:date>2023-03-15T19:42:32.82</dc:date>
    <dc:creator>Sajeevan Arunthavaratnam</dc:creator>
    <meta:editing-duration>PT2M37S</meta:editing-duration>
    <meta:editing-cycles>2</meta:editing-cycles>
    <meta:generator>OpenOffice/4.1.10$Win32 OpenOffice.org_project/4110m2$Build-9807</meta:generator>
    <meta:document-statistic meta:table-count="0" meta:image-count="0" meta:object-count="0" meta:page-count="1" meta:paragraph-count="22" meta:word-count="127" meta:character-count="797"/>
  </office:meta>
</office:document-meta>
</file>